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
      <text:list-level-style-number text:level="1"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6">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TableColumn2" style:family="table-column">
      <style:table-column-properties style:column-width="3.9194in"/>
    </style:style>
    <style:style style:name="Table1" style:family="table" style:master-page-name="MPF0">
      <style:table-properties style:width="3.9194in" style:rel-width="60%" fo:margin-left="0in" table:align="left"/>
    </style:style>
    <style:style style:name="TableRow3" style:family="table-row">
      <style:table-row-properties/>
    </style:style>
    <style:style style:name="TableCell4" style:family="table-cell">
      <style:table-cell-properties fo:border="none" style:writing-mode="lr-tb" fo:padding-top="0in" fo:padding-left="0.075in" fo:padding-bottom="0in" fo:padding-right="0.075in"/>
    </style:style>
    <style:style style:name="P5" style:parent-style-name="Sansinterligne" style:family="paragraph">
      <style:paragraph-properties fo:break-before="page" style:page-number="auto"/>
    </style:style>
    <style:style style:name="T9" style:parent-style-name="Policepardéfaut" style:family="text">
      <style:text-properties style:font-name="Calibri Light" style:font-name-asian="Times New Roman" style:font-name-complex="Times New Roman" fo:font-weight="bold" style:font-weight-asian="bold" style:font-weight-complex="bold" fo:color="#2E74B5" fo:font-size="24pt" style:font-size-asian="24pt" style:font-size-complex="24pt"/>
    </style:style>
    <style:style style:name="TableRow10" style:family="table-row">
      <style:table-row-properties/>
    </style:style>
    <style:style style:name="TableCell11" style:family="table-cell">
      <style:table-cell-properties fo:border="none" style:writing-mode="lr-tb" fo:padding-top="0in" fo:padding-left="0.075in" fo:padding-bottom="0in" fo:padding-right="0.075in"/>
    </style:style>
    <style:style style:name="T12" style:parent-style-name="Policepardéfaut" style:family="text">
      <style:text-properties fo:color="#393737" fo:font-size="14pt" style:font-size-asian="14pt" style:font-size-complex="14pt"/>
    </style:style>
    <style:style style:name="TableRow13" style:family="table-row">
      <style:table-row-properties/>
    </style:style>
    <style:style style:name="TableCell14" style:family="table-cell">
      <style:table-cell-properties fo:border="none" style:writing-mode="lr-tb" fo:padding-top="0in" fo:padding-left="0.075in" fo:padding-bottom="0in" fo:padding-right="0.075in"/>
    </style:style>
    <style:style style:name="P15" style:parent-style-name="Sansinterligne" style:family="paragraph">
      <style:text-properties fo:color="#393737" fo:font-size="14pt" style:font-size-asian="14pt" style:font-size-complex="14pt"/>
    </style:style>
    <style:style style:name="TableRow16" style:family="table-row">
      <style:table-row-properties/>
    </style:style>
    <style:style style:name="TableCell17" style:family="table-cell">
      <style:table-cell-properties fo:border="none" style:writing-mode="lr-tb" fo:padding-top="0in" fo:padding-left="0.075in" fo:padding-bottom="0in" fo:padding-right="0.075in"/>
    </style:style>
    <style:style style:name="TableRow18" style:family="table-row">
      <style:table-row-properties/>
    </style:style>
    <style:style style:name="TableCell19" style:family="table-cell">
      <style:table-cell-properties fo:border="none" style:writing-mode="lr-tb" fo:padding-top="0in" fo:padding-left="0.075in" fo:padding-bottom="0in" fo:padding-right="0.075in"/>
    </style:style>
    <style:style style:name="TableRow20" style:family="table-row">
      <style:table-row-properties/>
    </style:style>
    <style:style style:name="TableCell21" style:family="table-cell">
      <style:table-cell-properties fo:border="none" style:writing-mode="lr-tb" fo:padding-top="0in" fo:padding-left="0.075in" fo:padding-bottom="0in" fo:padding-right="0.075in"/>
    </style:style>
    <style:style style:name="P22" style:parent-style-name="Sansinterligne" style:family="paragraph">
      <style:text-properties fo:font-weight="bold" style:font-weight-asian="bold" style:font-weight-complex="bold"/>
    </style:style>
    <style:style style:name="P23" style:parent-style-name="Sansinterligne" style:family="paragraph">
      <style:text-properties fo:font-weight="bold" style:font-weight-asian="bold" style:font-weight-complex="bold"/>
    </style:style>
    <style:style style:name="P24" style:parent-style-name="Sansinterligne" style:family="paragraph">
      <style:text-properties fo:font-weight="bold" style:font-weight-asian="bold" style:font-weight-complex="bold"/>
    </style:style>
    <style:style style:name="P25" style:parent-style-name="Sansinterligne" style:family="paragraph">
      <style:text-properties fo:font-weight="bold" style:font-weight-asian="bold" style:font-weight-complex="bold"/>
    </style:style>
    <style:style style:name="TableRow26" style:family="table-row">
      <style:table-row-properties/>
    </style:style>
    <style:style style:name="TableCell27" style:family="table-cell">
      <style:table-cell-properties fo:border="none" style:writing-mode="lr-tb" fo:padding-top="0in" fo:padding-left="0.075in" fo:padding-bottom="0in" fo:padding-right="0.075in"/>
    </style:style>
    <style:style style:name="T28" style:parent-style-name="Policepardéfaut" style:family="text">
      <style:text-properties fo:font-weight="bold" style:font-weight-asian="bold" style:font-weight-complex="bold"/>
    </style:style>
    <style:style style:name="TableRow29" style:family="table-row">
      <style:table-row-properties/>
    </style:style>
    <style:style style:name="TableCell30" style:family="table-cell">
      <style:table-cell-properties fo:border="none" style:writing-mode="lr-tb" fo:padding-top="0in" fo:padding-left="0.075in" fo:padding-bottom="0in" fo:padding-right="0.075in"/>
    </style:style>
    <style:style style:name="P31" style:parent-style-name="Sansinterligne" style:family="paragraph">
      <style:text-properties fo:font-weight="bold" style:font-weight-asian="bold" style:font-weight-complex="bold"/>
    </style:style>
    <style:style style:name="T32" style:parent-style-name="Policepardéfaut" style:family="text">
      <style:text-properties fo:language="fr" fo:country="FR" style:language-asian="fr" style:country-asian="FR"/>
    </style:style>
    <style:style style:name="T33" style:parent-style-name="Policepardéfaut" style:family="text">
      <style:text-properties fo:language="fr" fo:country="FR" style:language-asian="fr" style:country-asian="FR"/>
    </style:style>
    <style:style style:name="T34" style:parent-style-name="Policepardéfaut" style:family="text">
      <style:text-properties fo:language="fr" fo:country="FR" style:language-asian="fr" style:country-asian="FR"/>
    </style:style>
    <style:style style:name="P35" style:parent-style-name="Normal" style:family="paragraph">
      <style:paragraph-properties fo:break-before="page"/>
    </style:style>
    <style:style style:name="P36" style:parent-style-name="TM1" style:family="paragraph">
      <style:paragraph-properties>
        <style:tab-stops>
          <style:tab-stop style:type="left" style:position="0.3055in"/>
          <style:tab-stop style:type="right" style:leader-style="dotted" style:leader-text="." style:position="6.525in"/>
        </style:tab-stops>
      </style:paragraph-properties>
    </style:style>
    <style:style style:name="T37" style:parent-style-name="Policepardéfaut" style:family="text">
      <style:text-properties style:font-name-asian="Times New Roman" fo:language="fr" fo:country="FR" style:language-asian="fr" style:country-asian="FR"/>
    </style:style>
    <style:style style:name="P38" style:parent-style-name="TM1" style:family="paragraph">
      <style:paragraph-properties>
        <style:tab-stops>
          <style:tab-stop style:type="left" style:position="0.3055in"/>
          <style:tab-stop style:type="right" style:leader-style="dotted" style:leader-text="." style:position="6.525in"/>
        </style:tab-stops>
      </style:paragraph-properties>
    </style:style>
    <style:style style:name="T39" style:parent-style-name="Lienhypertexte" style:family="text">
      <style:text-properties fo:language="fr" fo:country="FR"/>
    </style:style>
    <style:style style:name="T40" style:parent-style-name="Policepardéfaut" style:family="text">
      <style:text-properties style:font-name-asian="Times New Roman" fo:language="fr" fo:country="FR" style:language-asian="fr" style:country-asian="FR"/>
    </style:style>
    <style:style style:name="T41" style:parent-style-name="Lienhypertexte" style:family="text">
      <style:text-properties fo:language="fr" fo:country="FR"/>
    </style:style>
    <style:style style:name="P42" style:parent-style-name="TM1" style:family="paragraph">
      <style:paragraph-properties>
        <style:tab-stops>
          <style:tab-stop style:type="left" style:position="0.4583in"/>
          <style:tab-stop style:type="right" style:leader-style="dotted" style:leader-text="." style:position="6.525in"/>
        </style:tab-stops>
      </style:paragraph-properties>
    </style:style>
    <style:style style:name="T43" style:parent-style-name="Lienhypertexte" style:family="text">
      <style:text-properties fo:language="fr" fo:country="FR"/>
    </style:style>
    <style:style style:name="T44" style:parent-style-name="Policepardéfaut" style:family="text">
      <style:text-properties style:font-name-asian="Times New Roman" fo:language="fr" fo:country="FR" style:language-asian="fr" style:country-asian="FR"/>
    </style:style>
    <style:style style:name="T45" style:parent-style-name="Lienhypertexte" style:family="text">
      <style:text-properties fo:language="fr" fo:country="FR"/>
    </style:style>
    <style:style style:name="P46" style:parent-style-name="TM1" style:family="paragraph">
      <style:paragraph-properties>
        <style:tab-stops>
          <style:tab-stop style:type="left" style:position="0.4583in"/>
          <style:tab-stop style:type="right" style:leader-style="dotted" style:leader-text="." style:position="6.525in"/>
        </style:tab-stops>
      </style:paragraph-properties>
    </style:style>
    <style:style style:name="T47" style:parent-style-name="Lienhypertexte" style:family="text">
      <style:text-properties fo:language="fr" fo:country="FR"/>
    </style:style>
    <style:style style:name="T48" style:parent-style-name="Policepardéfaut" style:family="text">
      <style:text-properties style:font-name-asian="Times New Roman" fo:language="fr" fo:country="FR" style:language-asian="fr" style:country-asian="FR"/>
    </style:style>
    <style:style style:name="T49" style:parent-style-name="Lienhypertexte" style:family="text">
      <style:text-properties fo:language="fr" fo:country="FR"/>
    </style:style>
    <style:style style:name="P50" style:parent-style-name="TM2" style:family="paragraph">
      <style:paragraph-properties>
        <style:tab-stops>
          <style:tab-stop style:type="left" style:position="0.3055in"/>
          <style:tab-stop style:type="right" style:leader-style="dotted" style:leader-text="." style:position="6.3722in"/>
        </style:tab-stops>
      </style:paragraph-properties>
    </style:style>
    <style:style style:name="T51" style:parent-style-name="Lienhypertexte" style:family="text">
      <style:text-properties fo:language="fr" fo:country="FR"/>
    </style:style>
    <style:style style:name="T52" style:parent-style-name="Policepardéfaut" style:family="text">
      <style:text-properties style:font-name-asian="Times New Roman" fo:language="fr" fo:country="FR" style:language-asian="fr" style:country-asian="FR"/>
    </style:style>
    <style:style style:name="T53" style:parent-style-name="Lienhypertexte" style:family="text">
      <style:text-properties fo:language="fr" fo:country="FR"/>
    </style:style>
    <style:style style:name="P54" style:parent-style-name="TM2" style:family="paragraph">
      <style:paragraph-properties>
        <style:tab-stops>
          <style:tab-stop style:type="left" style:position="0.3055in"/>
          <style:tab-stop style:type="right" style:leader-style="dotted" style:leader-text="." style:position="6.3722in"/>
        </style:tab-stops>
      </style:paragraph-properties>
    </style:style>
    <style:style style:name="T55" style:parent-style-name="Lienhypertexte" style:family="text">
      <style:text-properties fo:language="fr" fo:country="FR"/>
    </style:style>
    <style:style style:name="T56" style:parent-style-name="Policepardéfaut" style:family="text">
      <style:text-properties style:font-name-asian="Times New Roman" fo:language="fr" fo:country="FR" style:language-asian="fr" style:country-asian="FR"/>
    </style:style>
    <style:style style:name="P57" style:parent-style-name="TM2" style:family="paragraph">
      <style:paragraph-properties>
        <style:tab-stops>
          <style:tab-stop style:type="left" style:position="0.3055in"/>
          <style:tab-stop style:type="right" style:leader-style="dotted" style:leader-text="." style:position="6.3722in"/>
        </style:tab-stops>
      </style:paragraph-properties>
    </style:style>
    <style:style style:name="T58" style:parent-style-name="Lienhypertexte" style:family="text">
      <style:text-properties fo:language="fr" fo:country="FR"/>
    </style:style>
    <style:style style:name="T59" style:parent-style-name="Policepardéfaut" style:family="text">
      <style:text-properties style:font-name-asian="Times New Roman" fo:language="fr" fo:country="FR" style:language-asian="fr" style:country-asian="FR"/>
    </style:style>
    <style:style style:name="T60" style:parent-style-name="Lienhypertexte" style:family="text">
      <style:text-properties fo:language="fr" fo:country="FR"/>
    </style:style>
    <style:style style:name="P61" style:parent-style-name="TM1" style:family="paragraph">
      <style:paragraph-properties>
        <style:tab-stops>
          <style:tab-stop style:type="left" style:position="0.3055in"/>
          <style:tab-stop style:type="right" style:leader-style="dotted" style:leader-text="." style:position="6.525in"/>
        </style:tab-stops>
      </style:paragraph-properties>
    </style:style>
    <style:style style:name="T62" style:parent-style-name="Lienhypertexte" style:family="text">
      <style:text-properties fo:language="fr" fo:country="FR"/>
    </style:style>
    <style:style style:name="T63" style:parent-style-name="Policepardéfaut" style:family="text">
      <style:text-properties style:font-name-asian="Times New Roman" fo:language="fr" fo:country="FR" style:language-asian="fr" style:country-asian="FR"/>
    </style:style>
    <style:style style:name="T64" style:parent-style-name="Lienhypertexte" style:family="text">
      <style:text-properties fo:language="fr" fo:country="FR"/>
    </style:style>
    <style:style style:name="P65" style:parent-style-name="TM2" style:family="paragraph">
      <style:paragraph-properties>
        <style:tab-stops>
          <style:tab-stop style:type="left" style:position="0.3055in"/>
          <style:tab-stop style:type="right" style:leader-style="dotted" style:leader-text="." style:position="6.3722in"/>
        </style:tab-stops>
      </style:paragraph-properties>
    </style:style>
    <style:style style:name="T66" style:parent-style-name="Lienhypertexte" style:family="text">
      <style:text-properties fo:language="fr" fo:country="FR"/>
    </style:style>
    <style:style style:name="T67" style:parent-style-name="Policepardéfaut" style:family="text">
      <style:text-properties style:font-name-asian="Times New Roman" fo:language="fr" fo:country="FR" style:language-asian="fr" style:country-asian="FR"/>
    </style:style>
    <style:style style:name="T68" style:parent-style-name="Lienhypertexte" style:family="text">
      <style:text-properties fo:language="fr" fo:country="FR"/>
    </style:style>
    <style:style style:name="P69" style:parent-style-name="TM2" style:family="paragraph">
      <style:paragraph-properties>
        <style:tab-stops>
          <style:tab-stop style:type="left" style:position="0.3055in"/>
          <style:tab-stop style:type="right" style:leader-style="dotted" style:leader-text="." style:position="6.3722in"/>
        </style:tab-stops>
      </style:paragraph-properties>
    </style:style>
    <style:style style:name="T70" style:parent-style-name="Lienhypertexte" style:family="text">
      <style:text-properties fo:language="fr" fo:country="FR"/>
    </style:style>
    <style:style style:name="T71" style:parent-style-name="Policepardéfaut" style:family="text">
      <style:text-properties style:font-name-asian="Times New Roman" fo:language="fr" fo:country="FR" style:language-asian="fr" style:country-asian="FR"/>
    </style:style>
    <style:style style:name="T72" style:parent-style-name="Lienhypertexte" style:family="text">
      <style:text-properties fo:language="fr" fo:country="FR"/>
    </style:style>
    <style:style style:name="P73" style:parent-style-name="TM2" style:family="paragraph">
      <style:paragraph-properties>
        <style:tab-stops>
          <style:tab-stop style:type="left" style:position="0.3055in"/>
          <style:tab-stop style:type="right" style:leader-style="dotted" style:leader-text="." style:position="6.3722in"/>
        </style:tab-stops>
      </style:paragraph-properties>
    </style:style>
    <style:style style:name="T74" style:parent-style-name="Lienhypertexte" style:family="text">
      <style:text-properties fo:language="fr" fo:country="FR"/>
    </style:style>
    <style:style style:name="T75" style:parent-style-name="Policepardéfaut" style:family="text">
      <style:text-properties style:font-name-asian="Times New Roman" fo:language="fr" fo:country="FR" style:language-asian="fr" style:country-asian="FR"/>
    </style:style>
    <style:style style:name="T76" style:parent-style-name="Lienhypertexte" style:family="text">
      <style:text-properties fo:language="fr" fo:country="FR"/>
    </style:style>
    <style:style style:name="P77" style:parent-style-name="TM1" style:family="paragraph">
      <style:paragraph-properties>
        <style:tab-stops>
          <style:tab-stop style:type="left" style:position="0.4583in"/>
          <style:tab-stop style:type="right" style:leader-style="dotted" style:leader-text="." style:position="6.525in"/>
        </style:tab-stops>
      </style:paragraph-properties>
    </style:style>
    <style:style style:name="T78" style:parent-style-name="Lienhypertexte" style:family="text">
      <style:text-properties fo:language="fr" fo:country="FR"/>
    </style:style>
    <style:style style:name="T79" style:parent-style-name="Policepardéfaut" style:family="text">
      <style:text-properties style:font-name-asian="Times New Roman" fo:language="fr" fo:country="FR" style:language-asian="fr" style:country-asian="FR"/>
    </style:style>
    <style:style style:name="T80" style:parent-style-name="Lienhypertexte" style:family="text">
      <style:text-properties fo:language="fr" fo:country="FR"/>
    </style:style>
    <style:style style:name="P81" style:parent-style-name="TM1" style:family="paragraph">
      <style:paragraph-properties>
        <style:tab-stops>
          <style:tab-stop style:type="left" style:position="0.4583in"/>
          <style:tab-stop style:type="right" style:leader-style="dotted" style:leader-text="." style:position="6.525in"/>
        </style:tab-stops>
      </style:paragraph-properties>
    </style:style>
    <style:style style:name="T82" style:parent-style-name="Lienhypertexte" style:family="text">
      <style:text-properties fo:language="fr" fo:country="FR"/>
    </style:style>
    <style:style style:name="T83" style:parent-style-name="Policepardéfaut" style:family="text">
      <style:text-properties style:font-name-asian="Times New Roman" fo:language="fr" fo:country="FR" style:language-asian="fr" style:country-asian="FR"/>
    </style:style>
    <style:style style:name="T84" style:parent-style-name="Lienhypertexte" style:family="text">
      <style:text-properties fo:language="fr" fo:country="FR"/>
    </style:style>
    <style:style style:name="P85" style:parent-style-name="Normal" style:family="paragraph">
      <style:paragraph-properties fo:break-before="page"/>
      <style:text-properties fo:language="fr" fo:country="FR"/>
    </style:style>
    <style:style style:name="P86" style:parent-style-name="Titre1" style:list-style-name="LFO5" style:family="paragraph">
      <style:text-properties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text-properties fo:language="fr" fo:country="FR"/>
    </style:style>
    <style:style style:name="P91" style:parent-style-name="Normal"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Normal" style:family="paragraph">
      <style:text-properties fo:language="fr" fo:country="FR"/>
    </style:style>
    <style:style style:name="P97" style:parent-style-name="Normal" style:family="paragraph">
      <style:text-properties fo:language="fr" fo:country="FR"/>
    </style:style>
    <style:style style:name="P98" style:parent-style-name="Normal" style:family="paragraph">
      <style:text-properties fo:language="fr" fo:country="FR"/>
    </style:style>
    <style:style style:name="P99" style:parent-style-name="Normal" style:family="paragraph">
      <style:text-properties fo:language="fr" fo:country="FR"/>
    </style:style>
    <style:style style:name="P100" style:parent-style-name="Normal" style:family="paragraph">
      <style:text-properties fo:language="fr" fo:country="FR"/>
    </style:style>
    <style:style style:name="P101" style:parent-style-name="Normal" style:family="paragraph">
      <style:text-properties fo:language="fr" fo:country="FR"/>
    </style:style>
    <style:style style:name="T102" style:parent-style-name="Policepardéfaut" style:family="text">
      <style:text-properties fo:language="fr" fo:country="FR"/>
    </style:style>
    <style:style style:name="T103" style:parent-style-name="Policepardéfaut" style:family="text">
      <style:text-properties fo:language="fr" fo:country="FR"/>
    </style:style>
    <style:style style:name="T104" style:parent-style-name="Policepardéfaut" style:family="text">
      <style:text-properties fo:language="fr" fo:country="FR"/>
    </style:style>
    <style:style style:name="T105" style:parent-style-name="Policepardéfaut" style:family="text">
      <style:text-properties fo:language="fr" fo:country="FR"/>
    </style:style>
    <style:style style:name="P106" style:parent-style-name="Normal" style:family="paragraph">
      <style:paragraph-properties fo:break-before="page"/>
    </style:style>
    <style:style style:name="P107" style:parent-style-name="Titre1" style:list-style-name="LFO5" style:family="paragraph">
      <style:text-properties fo:language="fr" fo:country="FR"/>
    </style:style>
    <style:style style:name="P108" style:parent-style-name="Normal" style:family="paragraph">
      <style:text-properties fo:language="fr" fo:country="FR"/>
    </style:style>
    <style:style style:name="P109" style:parent-style-name="Normal" style:family="paragraph">
      <style:paragraph-properties fo:text-indent="0.5in"/>
      <style:text-properties fo:language="fr" fo:country="FR"/>
    </style:style>
    <style:style style:name="P110" style:parent-style-name="Normal" style:family="paragraph">
      <style:text-properties fo:language="fr" fo:country="FR"/>
    </style:style>
    <style:style style:name="P111" style:parent-style-name="Normal" style:family="paragraph">
      <style:text-properties fo:language="fr" fo:country="FR"/>
    </style:style>
    <style:style style:name="P112" style:parent-style-name="Normal" style:family="paragraph">
      <style:text-properties fo:language="fr" fo:country="FR"/>
    </style:style>
    <style:style style:name="P113" style:parent-style-name="Normal" style:family="paragraph">
      <style:text-properties fo:language="fr" fo:country="FR"/>
    </style:style>
    <style:style style:name="P114" style:parent-style-name="Normal" style:family="paragraph">
      <style:text-properties fo:language="fr" fo:country="FR"/>
    </style:style>
    <style:style style:name="P115" style:parent-style-name="Normal" style:family="paragraph">
      <style:paragraph-properties fo:break-before="page"/>
    </style:style>
    <style:style style:name="P116" style:parent-style-name="Titre1" style:list-style-name="LFO5" style:family="paragraph">
      <style:text-properties fo:language="fr" fo:country="FR"/>
    </style:style>
    <style:style style:name="P117" style:parent-style-name="Titre2" style:list-style-name="LFO5" style:family="paragraph">
      <style:text-properties fo:language="fr" fo:country="FR"/>
    </style:style>
    <style:style style:name="P118" style:parent-style-name="Normal" style:family="paragraph">
      <style:paragraph-properties fo:text-indent="0.5in"/>
      <style:text-properties fo:language="fr" fo:country="FR"/>
    </style:style>
    <style:style style:name="P119" style:parent-style-name="Normal" style:family="paragraph">
      <style:paragraph-properties fo:text-indent="0.5in"/>
      <style:text-properties fo:language="fr" fo:country="FR"/>
    </style:style>
    <style:style style:name="P120" style:parent-style-name="Normal" style:family="paragraph">
      <style:text-properties fo:language="fr" fo:country="FR"/>
    </style:style>
    <style:style style:name="T121" style:parent-style-name="Policepardéfaut" style:family="text">
      <style:text-properties fo:language="fr" fo:country="FR"/>
    </style:style>
    <style:style style:name="T122" style:parent-style-name="Policepardéfaut" style:family="text">
      <style:text-properties fo:language="fr" fo:country="FR"/>
    </style:style>
    <style:style style:name="P123" style:parent-style-name="Titre2" style:list-style-name="LFO5" style:family="paragraph">
      <style:text-properties fo:language="fr" fo:country="FR"/>
    </style:style>
    <style:style style:name="P124" style:parent-style-name="Normal" style:family="paragraph">
      <style:paragraph-properties fo:text-indent="0.5in"/>
      <style:text-properties fo:language="fr" fo:country="FR"/>
    </style:style>
    <style:style style:name="P125" style:parent-style-name="Normal" style:family="paragraph">
      <style:text-properties fo:language="fr" fo:country="FR"/>
    </style:style>
    <style:style style:name="P126" style:parent-style-name="Normal" style:family="paragraph">
      <style:text-properties fo:language="fr" fo:country="FR"/>
    </style:style>
    <style:style style:name="P127" style:parent-style-name="Normal" style:family="paragraph">
      <style:text-properties fo:language="fr" fo:country="FR"/>
    </style:style>
    <style:style style:name="P128" style:parent-style-name="Normal" style:family="paragraph">
      <style:text-properties fo:language="fr" fo:country="FR"/>
    </style:style>
    <style:style style:name="P129" style:parent-style-name="Normal" style:family="paragraph">
      <style:paragraph-properties fo:break-before="page"/>
    </style:style>
    <style:style style:name="P130" style:parent-style-name="Titre1" style:list-style-name="LFO5" style:family="paragraph">
      <style:text-properties fo:language="fr" fo:country="FR"/>
    </style:style>
    <style:style style:name="P131" style:parent-style-name="Titre2" style:list-style-name="LFO5" style:family="paragraph">
      <style:text-properties fo:language="fr" fo:country="FR"/>
    </style:style>
    <style:style style:name="P132" style:parent-style-name="Normal" style:family="paragraph">
      <style:paragraph-properties fo:margin-left="1in">
        <style:tab-stops/>
      </style:paragraph-properties>
      <style:text-properties fo:language="fr" fo:country="FR"/>
    </style:style>
    <style:style style:name="P133" style:parent-style-name="Normal" style:family="paragraph">
      <style:paragraph-properties fo:margin-left="1in">
        <style:tab-stops/>
      </style:paragraph-properties>
      <style:text-properties fo:language="fr" fo:country="FR"/>
    </style:style>
    <style:style style:name="P134" style:parent-style-name="Normal" style:family="paragraph">
      <style:paragraph-properties fo:margin-left="1in">
        <style:tab-stops/>
      </style:paragraph-properties>
      <style:text-properties fo:language="fr" fo:country="FR"/>
    </style:style>
    <style:style style:name="P135" style:parent-style-name="Normal" style:family="paragraph">
      <style:paragraph-properties fo:margin-left="1in">
        <style:tab-stops/>
      </style:paragraph-properties>
      <style:text-properties fo:language="fr" fo:country="FR"/>
    </style:style>
    <style:style style:name="P136" style:parent-style-name="Normal" style:family="paragraph">
      <style:text-properties fo:language="fr" fo:country="FR"/>
    </style:style>
    <style:style style:name="P137" style:parent-style-name="Normal" style:family="paragraph">
      <style:text-properties fo:language="fr" fo:country="FR"/>
    </style:style>
    <style:style style:name="P138" style:parent-style-name="Normal" style:family="paragraph">
      <style:text-properties fo:language="fr" fo:country="FR"/>
    </style:style>
    <style:style style:name="P139" style:parent-style-name="Normal" style:family="paragraph">
      <style:text-properties fo:language="fr" fo:country="FR"/>
    </style:style>
    <style:style style:name="P140" style:parent-style-name="Normal" style:family="paragraph">
      <style:text-properties fo:language="fr" fo:country="FR"/>
    </style:style>
    <style:style style:name="P141" style:parent-style-name="Normal" style:family="paragraph">
      <style:text-properties fo:language="fr" fo:country="FR"/>
    </style:style>
    <style:style style:name="P142" style:parent-style-name="Normal" style:family="paragraph">
      <style:text-properties fo:language="fr" fo:country="FR"/>
    </style:style>
    <style:style style:name="P143" style:parent-style-name="Normal" style:family="paragraph">
      <style:text-properties fo:language="fr" fo:country="FR"/>
    </style:style>
    <style:style style:name="P144" style:parent-style-name="Normal" style:family="paragraph">
      <style:text-properties fo:language="fr" fo:country="FR"/>
    </style:style>
    <style:style style:name="P145" style:parent-style-name="Normal" style:family="paragraph">
      <style:text-properties fo:language="fr" fo:country="FR"/>
    </style:style>
    <style:style style:name="P146" style:parent-style-name="Normal" style:family="paragraph">
      <style:text-properties fo:language="fr" fo:country="FR"/>
    </style:style>
    <style:style style:name="P147" style:parent-style-name="Normal" style:family="paragraph">
      <style:text-properties fo:language="fr" fo:country="FR"/>
    </style:style>
    <style:style style:name="P148" style:parent-style-name="Normal" style:family="paragraph">
      <style:text-properties fo:language="fr" fo:country="FR"/>
    </style:style>
    <style:style style:name="P149" style:parent-style-name="Normal" style:family="paragraph">
      <style:text-properties fo:language="fr" fo:country="FR"/>
    </style:style>
    <style:style style:name="P150" style:parent-style-name="Normal" style:family="paragraph">
      <style:text-properties fo:language="fr" fo:country="FR"/>
    </style:style>
    <style:style style:name="P151" style:parent-style-name="Normal" style:family="paragraph">
      <style:text-properties fo:language="fr" fo:country="FR"/>
    </style:style>
    <style:style style:name="P152" style:parent-style-name="Normal" style:family="paragraph">
      <style:text-properties fo:language="fr" fo:country="FR"/>
    </style:style>
    <style:style style:name="P153" style:parent-style-name="Normal" style:family="paragraph">
      <style:text-properties fo:language="fr" fo:country="FR"/>
    </style:style>
    <style:style style:name="P154" style:parent-style-name="Normal" style:family="paragraph">
      <style:text-properties fo:language="fr" fo:country="FR"/>
    </style:style>
    <style:style style:name="P155" style:parent-style-name="Normal" style:family="paragraph">
      <style:text-properties fo:language="fr" fo:country="FR"/>
    </style:style>
    <style:style style:name="P156" style:parent-style-name="Normal" style:family="paragraph">
      <style:text-properties fo:language="fr" fo:country="FR"/>
    </style:style>
    <style:style style:name="P157" style:parent-style-name="Normal" style:family="paragraph">
      <style:text-properties fo:language="fr" fo:country="FR"/>
    </style:style>
    <style:style style:name="P158" style:parent-style-name="Normal" style:family="paragraph">
      <style:text-properties fo:language="fr" fo:country="FR"/>
    </style:style>
    <style:style style:name="P159" style:parent-style-name="Normal" style:family="paragraph">
      <style:text-properties fo:language="fr" fo:country="FR"/>
    </style:style>
    <style:style style:name="P160" style:parent-style-name="Normal" style:family="paragraph">
      <style:text-properties fo:language="fr" fo:country="FR"/>
    </style:style>
    <style:style style:name="P161" style:parent-style-name="Normal" style:family="paragraph">
      <style:text-properties fo:language="fr" fo:country="FR"/>
    </style:style>
    <style:style style:name="P162" style:parent-style-name="Titre2" style:list-style-name="LFO5" style:family="paragraph">
      <style:text-properties fo:language="fr" fo:country="FR"/>
    </style:style>
    <style:style style:name="P163" style:parent-style-name="Normal" style:family="paragraph">
      <style:paragraph-properties fo:break-before="page" fo:text-align="start"/>
    </style:style>
    <style:style style:name="P164" style:parent-style-name="Titre2" style:list-style-name="LFO5" style:family="paragraph">
      <style:text-properties fo:language="fr" fo:country="FR"/>
    </style:style>
    <style:style style:name="P165" style:parent-style-name="Normal" style:family="paragraph">
      <style:paragraph-properties fo:break-before="page"/>
    </style:style>
    <style:style style:name="P166" style:parent-style-name="Titre1" style:list-style-name="LFO5" style:family="paragraph">
      <style:text-properties fo:language="fr" fo:country="FR"/>
    </style:style>
    <style:style style:name="P167" style:parent-style-name="Normal" style:family="paragraph">
      <style:paragraph-properties fo:break-before="page"/>
    </style:style>
    <style:style style:name="T168" style:parent-style-name="Policepardéfaut" style:family="text">
      <style:text-properties fo:language="fr" fo:country="FR"/>
    </style:style>
    <style:style style:family="graphic" style:name="a12">
      <style:graphic-properties draw:fill="solid" draw:fill-color="#7ba0cd" draw:opacity="100%" draw:stroke="none"/>
    </style:style>
    <style:style style:family="graphic" style:name="a13">
      <style:graphic-properties style:wrap="run-through" style:run-through="foreground" style:horizontal-rel="page" style:vertical-rel="page" style:horizontal-pos="left" style:vertical-pos="top"/>
    </style:style>
    <style:style style:family="graphic" style:name="a14">
      <style:graphic-properties draw:fill="none" draw:stroke="solid" svg:stroke-width="0.01042in" svg:stroke-color="#a7bfde" svg:stroke-opacity="100%" draw:stroke-linejoin="round"/>
    </style:style>
    <style:style style:family="graphic" style:name="a15">
      <style:graphic-properties draw:fill="solid" draw:fill-color="#a7bfde" draw:opacity="100%" draw:stroke="none"/>
    </style:style>
    <style:style style:family="graphic" style:name="a16">
      <style:graphic-properties draw:fill="solid" draw:fill-color="#d3dfee" draw:opacity="100%" draw:stroke="none"/>
    </style:style>
    <style:style style:family="graphic" style:name="a4">
      <style:graphic-properties draw:fill="none" draw:stroke="solid" svg:stroke-width="0.01042in" svg:stroke-color="#a7bfde" svg:stroke-opacity="100%" draw:stroke-linejoin="round"/>
    </style:style>
    <style:style style:family="graphic" style:name="a17">
      <style:graphic-properties draw:fill="solid" draw:fill-color="#7ba0cd" draw:opacity="100%" draw:stroke="none"/>
    </style:style>
    <style:style style:family="graphic" style:name="a5">
      <style:graphic-properties draw:fill="solid" draw:fill-color="#a7bfde" draw:opacity="100%" draw:stroke="none"/>
    </style:style>
    <style:style style:family="graphic" style:name="a18">
      <style:graphic-properties style:wrap="run-through" style:run-through="foreground" style:horizontal-rel="page-content" style:vertical-rel="page" style:horizontal-pos="right" style:vertical-pos="top"/>
    </style:style>
    <style:style style:family="graphic" style:name="a6">
      <style:graphic-properties draw:fill="solid" draw:fill-color="#d3dfee" draw:opacity="100%" draw:stroke="none"/>
    </style:style>
    <style:style style:family="graphic" style:name="a7">
      <style:graphic-properties draw:fill="solid" draw:fill-color="#7ba0cd" draw:opacity="100%" draw:stroke="none"/>
    </style:style>
    <style:style style:family="graphic" style:name="a8">
      <style:graphic-properties style:wrap="run-through" style:run-through="foreground" style:horizontal-rel="page" style:vertical-rel="page" style:horizontal-pos="right" style:vertical-pos="bottom"/>
    </style:style>
    <style:style style:family="graphic" style:name="a9">
      <style:graphic-properties draw:fill="none" draw:stroke="solid" svg:stroke-width="0.01042in" svg:stroke-color="#a7bfde" svg:stroke-opacity="100%" draw:stroke-linejoin="round"/>
    </style:style>
    <style:style style:family="graphic" style:name="a10">
      <style:graphic-properties draw:fill="solid" draw:fill-color="#a7bfde" draw:opacity="100%" draw:stroke="none"/>
    </style:style>
    <style:style style:family="graphic" style:name="a11">
      <style:graphic-properties draw:fill="solid" draw:fill-color="#d3dfee" draw:opacity="100%" draw:stroke="none"/>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9">Rapport de projet</text:span></text:p>
          </table:table-cell>
        </table:table-row>
        <table:table-row table:style-name="TableRow10">
          <table:table-cell table:style-name="TableCell11">
            <text:p text:style-name="Sansinterligne"><text:span text:style-name="T12">Projet Labyrinthe</text:span></text:p>
          </table:table-cell>
        </table:table-row>
        <table:table-row table:style-name="TableRow13">
          <table:table-cell table:style-name="TableCell14">
            <text:p text:style-name="P15"/>
          </table:table-cell>
        </table:table-row>
        <table:table-row table:style-name="TableRow16">
          <table:table-cell table:style-name="TableCell17">
            <text:p text:style-name="Sansinterligne">Présentation de ce qui a été réalisé au cours de notre projet de réalisation d’un mini jeu de labyrinthe.</text:p>
          </table:table-cell>
        </table:table-row>
        <table:table-row table:style-name="TableRow18">
          <table:table-cell table:style-name="TableCell19">
            <text:p text:style-name="Sansinterligne"/>
          </table:table-cell>
        </table:table-row>
        <table:table-row table:style-name="TableRow20">
          <table:table-cell table:style-name="TableCell21">
            <text:p text:style-name="P22">Boisson Léo</text:p>
            <text:p text:style-name="P23">Bussereau Keryann</text:p>
            <text:p text:style-name="P24">Ciron Fabien</text:p>
            <text:p text:style-name="P25"/>
          </table:table-cell>
        </table:table-row>
        <table:table-row table:style-name="TableRow26">
          <table:table-cell table:style-name="TableCell27">
            <text:p text:style-name="Sansinterligne"><text:span text:style-name="T28">18/12/2015</text:span></text:p>
          </table:table-cell>
        </table:table-row>
        <table:table-row table:style-name="TableRow29">
          <table:table-cell table:style-name="TableCell30">
            <text:p text:style-name="P31"/>
          </table:table-cell>
        </table:table-row>
      </table:table>
      <text:p text:style-name="Normal"><text:span text:style-name="T32"><draw:g draw:z-index="251659264" draw:name="Groupe 12" draw:id="id10" draw:style-name="a8" text:anchor-type="paragraph"><svg:title/><svg:desc/><draw:connector draw:type="line" svg:x1="3.67431in" svg:y1="0in" svg:x2="0.68611in" svg:y2="6.97222in" draw:id="id5" draw:style-name="a4" draw:name="AutoShape 3"><svg:title/><svg:desc/></draw:connector><draw:g draw:name="Group 4" draw:id="id9"><svg:title/><svg:desc/><draw:custom-shape svg:x="0in" svg:y="5.53333in" svg:width="3.67431in" svg:height="4.05903in" draw:id="id6" draw:style-name="a5" draw:name="Freeform 5"><svg:title/><svg:desc/><draw:enhanced-geometry draw:type="non-primitive" svg:viewBox="0 0 6418 6670" draw:enhanced-path="M 6418 1185 L 6418 6670 1809 6669 C 974 5889 0 3958 1407 1987 2830 0 5591 411 6418 1185 Z N" draw:text-areas="?f22 ?f24 ?f23 ?f25" draw:glue-points="?f15 ?f16 ?f15 ?f17 ?f18 ?f19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18"/><draw:equation draw:name="f7" draw:formula="?f4 / 6670"/><draw:equation draw:name="f8" draw:formula="6418 * ?f5 / 6418"/><draw:equation draw:name="f9" draw:formula="1185 * ?f4 / 6670"/><draw:equation draw:name="f10" draw:formula="6670 * ?f4 / 6670"/><draw:equation draw:name="f11" draw:formula="1809 * ?f5 / 6418"/><draw:equation draw:name="f12" draw:formula="6669 * ?f4 / 6670"/><draw:equation draw:name="f13" draw:formula="1407 * ?f5 / 6418"/><draw:equation draw:name="f14" draw:formula="1987 * ?f4 / 6670"/><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width="3.14306in" svg:height="2.95694in" draw:id="id7" draw:style-name="a6" draw:transform="translate(-1.57153in -1.47847in) rotate(-4.73342) translate(1.97847in 7.69653in)" draw:name="Oval 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width="2.37778in" svg:height="2.23681in" draw:id="id8" draw:style-name="a7" draw:transform="translate(-1.18889in -1.1184in) rotate(-4.73342) translate(1.66528in 7.52326in)" draw:name="Oval 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g></text:span><text:span text:style-name="T33"><draw:g draw:z-index="251661312" draw:name="Groupe 6" draw:id="id16" draw:style-name="a13" text:anchor-type="paragraph"><svg:title/><svg:desc/><draw:connector draw:type="line" svg:x1="0in" svg:y1="0in" svg:x2="5.21667in" svg:y2="5.12917in" draw:id="id11" draw:style-name="a9" draw:name="AutoShape 14"><svg:title/><svg:desc/></draw:connector><draw:g draw:name="Group 15" draw:id="id15"><svg:title/><svg:desc/><draw:custom-shape svg:x="4.91667in" svg:y="3.75208in" svg:width="1.53889in" svg:height="1.53889in" draw:id="id12" draw:style-name="a10" draw:name="Oval 1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95417in" svg:y="3.98403in" svg:width="1.25903in" svg:height="1.25903in" draw:id="id13" draw:style-name="a11" draw:name="Oval 1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98542in" svg:y="4.22222in" svg:width="0.95486in" svg:height="0.95486in" draw:id="id14" draw:style-name="a12" draw:name="Oval 1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g></text:span><text:span text:style-name="T34"><draw:g draw:z-index="251660288" draw:name="Groupe 1" draw:id="id21" draw:style-name="a18" text:anchor-type="paragraph"><svg:title/><svg:desc/><draw:connector draw:type="line" svg:x1="0in" svg:y1="0in" svg:x2="2.12361in" svg:y2="2.67708in" draw:id="id17" draw:style-name="a14" draw:name="AutoShape 9"><svg:title/><svg:desc/></draw:connector><draw:custom-shape svg:x="1.7625in" svg:y="0.29792in" svg:width="2.85833in" svg:height="2.85833in" draw:id="id18" draw:style-name="a15" draw:name="Oval 1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83125in" svg:y="0.72431in" svg:width="2.33819in" svg:height="2.33819in" draw:id="id19" draw:style-name="a16" draw:name="Oval 1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88889in" svg:y="1.17639in" svg:width="1.77292in" svg:height="1.77292in" draw:id="id20" draw:style-name="a17" draw:name="Oval 1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text:span></text:p>
      <text:p text:style-name="P35"/>
      <text:h text:style-name="Titre1" text:outline-level="1"><text:bookmark-start text:name="_Toc438203552"/>Table des matières<text:bookmark-end text:name="_Toc438203552"/></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6"><text:a xlink:href="#_Toc438203552" office:target-frame-name="_top" xlink:show="replace"><text:span text:style-name="Lienhypertexte">I.</text:span><text:span text:style-name="T37"><text:tab/></text:span><text:span text:style-name="Lienhypertexte">Table des matières</text:span><text:tab/>1</text:a></text:p>
          <text:p text:style-name="P38"><text:a xlink:href="#_Toc438203553" office:target-frame-name="_top" xlink:show="replace"><text:span text:style-name="T39">II.</text:span><text:span text:style-name="T40"><text:tab/></text:span><text:span text:style-name="T41">Introduction</text:span><text:tab/>2</text:a></text:p>
          <text:p text:style-name="P42"><text:a xlink:href="#_Toc438203554" office:target-frame-name="_top" xlink:show="replace"><text:span text:style-name="T43">III.</text:span><text:span text:style-name="T44"><text:tab/></text:span><text:span text:style-name="T45">Organisation du travail</text:span><text:tab/>3</text:a></text:p>
          <text:p text:style-name="P46"><text:a xlink:href="#_Toc438203555" office:target-frame-name="_top" xlink:show="replace"><text:span text:style-name="T47">IV.</text:span><text:span text:style-name="T48"><text:tab/></text:span><text:span text:style-name="T49">Analyse du problème</text:span><text:tab/>4</text:a></text:p>
          <text:p text:style-name="P50"><text:a xlink:href="#_Toc438203556" office:target-frame-name="_top" xlink:show="replace"><text:span text:style-name="T51">A.</text:span><text:span text:style-name="T52"><text:tab/></text:span><text:span text:style-name="T53">Énoncé</text:span><text:tab/>4</text:a>———</text:p>
          <text:p text:style-name="P54"><text:a xlink:href="#_Toc438203557" office:target-frame-name="_top" xlink:show="replace"><text:span text:style-name="T55">B.</text:span><text:span text:style-name="T56"><text:tab/></text:span><text:span text:style-name="Lienhypertexte">Compréhension</text:span><text:tab/>4</text:a></text:p>
          <text:p text:style-name="P57"><text:a xlink:href="#_Toc438203558" office:target-frame-name="_top" xlink:show="replace"><text:span text:style-name="T58">C.</text:span><text:span text:style-name="T59"><text:tab/></text:span><text:span text:style-name="T60">Mise en application choisie</text:span><text:tab/>4</text:a></text:p>
          <text:p text:style-name="P61"><text:a xlink:href="#_Toc438203559" office:target-frame-name="_top" xlink:show="replace"><text:span text:style-name="T62">V.</text:span><text:span text:style-name="T63"><text:tab/></text:span><text:span text:style-name="T64">Développement</text:span><text:tab/>6</text:a></text:p>
          <text:p text:style-name="P65"><text:a xlink:href="#_Toc438203560" office:target-frame-name="_top" xlink:show="replace"><text:span text:style-name="T66">A.</text:span><text:span text:style-name="T67"><text:tab/></text:span><text:span text:style-name="T68">Léo</text:span><text:tab/>6</text:a></text:p>
          <text:p text:style-name="P69"><text:a xlink:href="#_Toc438203561" office:target-frame-name="_top" xlink:show="replace"><text:span text:style-name="T70">B.</text:span><text:span text:style-name="T71"><text:tab/></text:span><text:span text:style-name="T72">Fabien</text:span><text:tab/>7</text:a></text:p>
          <text:p text:style-name="P73"><text:a xlink:href="#_Toc438203562" office:target-frame-name="_top" xlink:show="replace"><text:span text:style-name="T74">C.</text:span><text:span text:style-name="T75"><text:tab/></text:span><text:span text:style-name="T76">Keryann</text:span><text:tab/>8</text:a></text:p>
          <text:p text:style-name="P77"><text:a xlink:href="#_Toc438203563" office:target-frame-name="_top" xlink:show="replace"><text:span text:style-name="T78">VI.</text:span><text:span text:style-name="T79"><text:tab/></text:span><text:span text:style-name="T80">Résultats</text:span><text:tab/>9</text:a></text:p>
          <text:p text:style-name="P81"><text:a xlink:href="#_Toc438203564" office:target-frame-name="_top" xlink:show="replace"><text:span text:style-name="T82">VII.</text:span><text:span text:style-name="T83"><text:tab/></text:span><text:span text:style-name="T84">Conclusion</text:span><text:tab/>10</text:a></text:p>
        </text:index-body>
      </text:table-of-content>
      <text:p text:style-name="Normal"/>
      <text:p text:style-name="P85"/>
      <text:h text:style-name="P86" text:outline-level="1"><text:bookmark-start text:name="_Toc438203553"/><text:soft-page-break/>Introduction<text:bookmark-end text:name="_Toc438203553"/></text:h>
      <text:p text:style-name="P87"/>
      <text:p text:style-name="P88">La vie dans un labyrinthe</text:p>
      <text:p text:style-name="P89">Faire évoluer des insectes dans un labyrinthe Générer / Sauvegarder un<text:s/>labyrinthe<text:s/></text:p>
      <text:p text:style-name="P90">Mettre des insectes :</text:p>
      <text:p text:style-name="P91">— règles du style jeu de la vie (générations / mort / naissance)</text:p>
      <text:p text:style-name="P92">— déplacements semi-aléatoires</text:p>
      <text:p text:style-name="P93">— nourriture</text:p>
      <text:p text:style-name="P94">— statistiques sur la population</text:p>
      <text:p text:style-name="P95"/>
      <text:p text:style-name="P96">Nous avions comme objectif de réaliser un labyrinthe de type jeu de la vie, nous avons donc décidé de rester assez proche du sujet en gardant l'idée d'insectes, ces insectes se déplacent dans un labyrinthe en étant attirés par la nourriture.</text:p>
      <text:p text:style-name="P97">nous avons convenus de deux manières de finir une partie : soit de découvrir l'ensemble du labyrinthe, ce qui correspond à la victoire, ou que tout les insectes meurent, ce qui correspond à la défaite. Nous avons aussi réinterprété les règles afin d'en faire un jeu plus interactif en permettant à l'utilisateur d'ajouter de la nourriture ou des insectes à chaque tour.</text:p>
      <text:p text:style-name="P98">Au début de la partie, nous avons fait le choix de générer 5 insectes à des endroits aléatoires du labyrinthe. Les insectes supplémentaires sont soit placés par l'utilisateur (zéro ou un, aléatoirement), soit sont le fruit de la reproduction de deux insectes de sexe différents. Les insectes meurent soit à cause de l'âge, soit par inanition, soit en se battant entre eux quand ils sont de même sexe et adjacents.</text:p>
      <text:p text:style-name="P99">Pour le déplacement des insectes, nous avons d'abord implémenté un mouvement aléatoire. Après cela, nous avons développé une méthode de déplacement où les insectes se dirigent vers la nourriture la plus proche avant de poser des conditions pour que les deux fonctions interviennent selon que la nourriture est plus ou moins proche d'eux.</text:p>
      <text:p text:style-name="P100">La nourriture est placée en début de partie, dix qui sont placées aléatoirement, puis l'utilisateur peut faire le choix d'en placer à chaque tour mais ne pourra en placer qu'entre un et trois, aléatoirement.</text:p>
      <text:p text:style-name="P101">Nous avons de plus intégré la possibilité de sauvegarder un labyrinthe et de pouvoir charger des parties précédentes.</text:p>
      <text:p text:style-name="Normal"><text:span text:style-name="T102">Nous avons ajouté des statistiques sur la population d’insecte telle que nous donnons le numéro de l’insecte, son sexe, sa durée de vie restante (</text:span><text:span text:style-name="T103">âge</text:span><text:span text:style-name="T104"><text:s/>et nourriture) et son emplacement en x et y</text:span><text:span text:style-name="T105">.</text:span></text:p>
      <text:p text:style-name="P106"/>
      <text:h text:style-name="P107" text:outline-level="1"><text:bookmark-start text:name="_Toc438203554"/><text:soft-page-break/>Organisation du travail<text:bookmark-end text:name="_Toc438203554"/></text:h>
      <text:p text:style-name="P108"/>
      <text:p text:style-name="P109">Nous avons d'abord pris quelques heures pour analyser le problème avant de commencer à développer. L'intérêt majeur de cette partie était d'avoir une idée précise de ce que nous voulions faire, et être d'accord ensemble des structures que nous allions utiliser ainsi que des règles à utiliser afin de pouvoir travailler dans le même objectif.</text:p>
      <text:p text:style-name="P110">Nous avons défini un certain nombre de structures et trois axes majeures du programme se sont démarqués.</text:p>
      <text:p text:style-name="P111">Le premier axe a été le labyrinthe, les méthodes de génération et comment le sauvegarder/charger. Nous avons aussi inclus dedans la méthode d'affichage.</text:p>
      <text:p text:style-name="P112">Le deuxième axe a été le déplacement des insectes et les méthodes qui pouvaient faire qu'ils n'agissent pas complètement aléatoirement.</text:p>
      <text:p text:style-name="P113">Le troisième axe a été les insectes en eux-mêmes, leurs interactions ainsi que les interactions entre l'utilisateur et le jeu.</text:p>
      <text:p text:style-name="P114">Nous en avons discuté entre nous puis chacun a fait part aux autres de la partie qui l'intéressait le plus. Nous sommes<text:s/>tombés<text:s/>rapidement d'accord sur quelle partie était à la charge de qui, chacun voulant s'occuper d'une partie différente des autres. Léo a donc décidé de se charger du labyrinthe, Fabien s'est chargé des déplacements pendant que Keryann s'occupait des insectes et des interactions.</text:p>
      <text:p text:style-name="P115"/>
      <text:h text:style-name="P116" text:outline-level="1"><text:bookmark-start text:name="_Toc438203555"/><text:soft-page-break/>Analyse du problème<text:bookmark-end text:name="_Toc438203555"/></text:h>
      <text:h text:style-name="P117" text:outline-level="2"><text:bookmark-start text:name="_Toc438203556"/>Énoncé<text:bookmark-end text:name="_Toc438203556"/></text:h>
      <text:p text:style-name="P118">L'objectif est de créer un labyrinthe contenant des insectes et de la nourriture, dans le style "jeu de la vie". Les insectes doivent se déplacer de manière semi-aléatoire, ceux-ci devant être capables d'assurer leur propre survie. Ils doivent notamment être capable de se diriger vers de la nourriture quand il y en a à proximité. Les règles de vie et de mort des insectes n'ont pas été spécifiées, ainsi que celles gérant la génération de nouveaux insectes. Il faut aussi pouvoir sauvegarder et charger une partie et pouvoir afficher des statistiques sur la population au sein du labyrinthe.</text:p>
      <text:p text:style-name="Normal"/>
      <text:h text:style-name="Titre2" text:outline-level="2"><text:bookmark-start text:name="_Toc438203557"/>Compréhension<text:bookmark-end text:name="_Toc438203557"/></text:h>
      <text:p text:style-name="P119">La première chose qui nous est venu à l'esprit, c'est qu'un "jeu de la vie" ne nous semblait pas représenter suffisamment d'intérêt pour que quelqu'un ait envie d'y jouer. Nous avons décidé que nous allions laisser à l'utilisateur plus de possibilités d'influer sur la partie en pouvant placer des insectes ou de la nourriture à chaque tour.</text:p>
      <text:p text:style-name="P120">Ensuite nous avons réfléchit au labyrinthe, et nous avons compris que nous allions devoir utiliser une matrice mais avons immédiatement écarté l'idée d'une matrice d'entiers car, bien que plus simple, ne nous permettant pas de contenir les informations voulues. Nous nous sommes dit qu'une matrice de structure allait nous être utile pour avoir accès facilement aux informations nécessaires à nos différentes fonctions. Nous avons aussi choisi de "masquer" la partie du labyrinthe qui n'a pas été parcourue par les insectes, le but du jeu devenant de découvrir le labyrinthe avant que tous les insectes meurent.</text:p>
      <text:p text:style-name="Normal"><text:span text:style-name="T121">Nous avons aussi déterminé que les insectes allaient être des structures mais différentes des structures de la matrice afin de simplifier l'initialisation de la matrice tout en ayant toujours les informations sur</text:span><text:span text:style-name="T122"><text:s/>les insectes que nous voulions.</text:span></text:p>
      <text:p text:style-name="Normal"/>
      <text:h text:style-name="P123" text:outline-level="2"><text:bookmark-start text:name="_Toc438203558"/>Mise en application choisie<text:bookmark-end text:name="_Toc438203558"/></text:h>
      <text:p text:style-name="P124">Nous avons d'abord mis en place quelques types énumérés afin de simplifier la compréhension du code, tel que "t_discover" qui sert à savoir si une case a été découverte ou non, "t_sexe" pour connaître le sexe de chaque insecte et "t_etat" afin de savoir dans quel état est chaque case du labyrinthe (0 est une case vide, 1 est une case de mur, 2 est une case de nourriture et 3 est une case contenant un insecte).</text:p>
      <text:p text:style-name="P125">Ensuite, grâce aux types énumérés précédemment, nous avons définit la structure "t_lab" qui représente une case du labyrinthe. Cette structure contient "t_discover", "t_etat" et "int *" qui pointe sur la structure des insectes.</text:p>
      <text:p text:style-name="P126">Puis nous avons définis le type "t_fourmi" qui contient les informations de chaque insecte que sont "t_sexe", "int nourriture" qui contient la quantité de nourriture restante à l'insecte et "int age" qui contient le nombre de tour qu'il reste à vivre à l'insecte.</text:p>
      <text:p text:style-name="P127"/>
      <text:p text:style-name="P128">Nous avons aussi définit quelques fonctions qui nous étaient nécessaires. Il nous fallait une fonction pour initialiser le labyrinthe et une autre pour l'afficher. Il nous fallait aussi une fonction pour déterminer le<text:s/><text:soft-page-break/>prochain déplacement d'un insecte et une autre pour vérifier si un autre insecte est adjacent pour appeler les interactions. Puis nous avons<text:s/>choisi<text:s/>de faire une fonction régissant la vie des insectes qui contiendrait les règles générales de naissance, de vie et de mort des insectes. Nous avons aussi<text:s/>choisi<text:s/>de faire une fonction pour vérifier si la partie est finie ou non.</text:p>
      <text:p text:style-name="P129"/>
      <text:h text:style-name="P130" text:outline-level="1"><text:bookmark-start text:name="_Toc438203559"/><text:soft-page-break/>Développement<text:bookmark-end text:name="_Toc438203559"/></text:h>
      <text:h text:style-name="P131" text:outline-level="2"><text:bookmark-start text:name="_Toc438203560"/>Léo<text:bookmark-end text:name="_Toc438203560"/></text:h>
      <text:p text:style-name="P132">Pour ma partie, je devais m’occuper de la génération semi-aléatoire du labyrinthe.</text:p>
      <text:p text:style-name="P133">Nous avons convenu d’un labyrinthe en largeur (afin de correspondre au mieux à la taille des écrans sur lesquels nous avons travaillés).</text:p>
      <text:p text:style-name="P134">Ma première tentative a été de procéder par « ilots »,<text:s/></text:p>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h text:style-name="P162" text:outline-level="2"><text:bookmark-start text:name="_Toc438203561"/>Fabien<text:bookmark-end text:name="_Toc438203561"/></text:h>
      <text:p text:style-name="P163"/>
      <text:h text:style-name="P164" text:outline-level="2"><text:bookmark-start text:name="_Toc438203562"/><text:soft-page-break/>Keryann<text:bookmark-end text:name="_Toc438203562"/></text:h>
      <text:p text:style-name="P165"/>
      <text:h text:style-name="P166" text:outline-level="1"><text:bookmark-start text:name="_Toc438203563"/><text:soft-page-break/>Résultats<text:bookmark-end text:name="_Toc438203563"/></text:h>
      <text:p text:style-name="P167"/>
      <text:h text:style-name="Titre1" text:outline-level="1"><text:bookmark-start text:name="_Toc438203564"/><text:soft-page-break/><text:span text:style-name="T168">Conclusion</text:span><text:bookmark-end text:name="_Toc438203564"/></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font-weight="bold" style:font-weight-asian="bold"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E74B5"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1F4D78"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4D78"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text-align="justify"/>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fo:language="fr" fo:country="FR" fo:hyphenate="false"/>
    </style:style>
    <style:style style:name="SansinterligneCar" style:display-name="Sans interligne Car" style:family="text" style:parent-style-name="Policepardéfaut">
      <style:text-properties style:font-name-asian="Times New Roman" fo:language="fr" fo:country="FR"/>
    </style:style>
    <style:style style:name="Titre1Car" style:display-name="Titre 1 Car" style:family="text" style:parent-style-name="Policepardéfaut">
      <style:text-properties style:font-name="Calibri Light" style:font-name-asian="Times New Roman" style:font-name-complex="Times New Roman" fo:font-weight="bold" style:font-weight-asian="bold" fo:color="#2E74B5" fo:font-size="16pt" style:font-size-asian="16pt" style:font-size-complex="16pt"/>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style:style style:name="Titre5Car" style:display-name="Titre 5 Car" style:family="text" style:parent-style-name="Policepardéfaut">
      <style:text-properties style:font-name="Calibri Light" style:font-name-asian="Times New Roman" style:font-name-complex="Times New Roman" fo:color="#2E74B5"/>
    </style:style>
    <style:style style:name="Titre6Car" style:display-name="Titre 6 Car" style:family="text" style:parent-style-name="Policepardéfaut">
      <style:text-properties style:font-name="Calibri Light" style:font-name-asian="Times New Roman" style:font-name-complex="Times New Roman" fo:color="#1F4D78"/>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4D78"/>
    </style:style>
    <style:style style:name="Titre8Car" style:display-name="Titre 8 Car" style:family="text" style:parent-style-name="Policepardéfaut">
      <style:text-properties style:font-name="Calibri Light"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En-têtedetabledesmatières" style:display-name="En-tête de table des matières" style:family="paragraph" style:parent-style-name="Titre1" style:next-style-name="Normal">
      <style:paragraph-properties fo:text-align="start"/>
      <style:text-properties fo:font-weight="normal" style:font-weight-asian="normal" fo:language="fr" fo:country="FR"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I">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outline-level-style>
      <text:outline-level-style text:level="3" style:num-suffix="." style:num-format="1">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outline-level-style>
      <text:outline-level-style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outline-level-style>
      <text:outline-level-style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outline-level-style>
      <text:outline-level-style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outline-level-style>
      <text:outline-level-style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outline-level-style>
      <text:outline-level-style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
      <text:list-level-style-number text:level="1"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6">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5in" fo:page-height="11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6" style:parent-style-name="Policepardéfaut" style:family="text">
      <style:text-properties fo:language="fr" fo:country="FR" style:language-asian="fr" style:country-asian="FR"/>
    </style:style>
    <style:style style:name="P7" style:parent-style-name="Normal" style:family="paragraph">
      <style:paragraph-properties fo:text-align="center"/>
    </style:style>
    <style:style style:name="T8" style:parent-style-name="Policepardéfaut" style:family="text">
      <style:text-properties fo:color="#8C8C8C" fo:language="fr" fo:country="FR"/>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draw:fill="none" draw:stroke="solid" svg:stroke-width="0.01042in" svg:stroke-color="#a5a5a5" svg:stroke-opacity="100%" draw:stroke-linejoin="miter"/>
    </style:style>
    <style:style style:family="graphic" style:name="a2">
      <style:graphic-properties draw:fill="none" draw:stroke="solid" svg:stroke-width="0.01042in" svg:stroke-color="#a5a5a5" svg:stroke-opacity="100%" draw:stroke-linejoin="miter"/>
    </style:style>
    <style:style style:family="graphic" style:name="a3">
      <style:graphic-properties style:wrap="run-through" style:run-through="foreground" style:horizontal-rel="page" style:vertical-rel="page" style:horizontal-pos="from-left" style:vertical-pos="from-top"/>
    </style:style>
  </office:automatic-styles>
  <office:master-styles>
    <style:master-page style:name="MP0" style:page-layout-name="PL0">
      <style:footer>
        <text:p text:style-name="Pieddepage"><text:span text:style-name="T6"><draw:g draw:z-index="251659264" draw:name="Groupe 18" draw:id="id4" draw:style-name="a3" text:anchor-type="paragraph"><svg:title/><svg:desc/><draw:frame draw:id="id0" draw:style-name="a0" draw:name="Text Box 25" svg:x="7.47454in" svg:y="0.00833in" svg:width="0.45596in" svg:height="0.2in" style:rel-width="scale" style:rel-height="scale"><draw:text-box><text:p text:style-name="P7"><text:span text:style-name="T8"><text:page-number text:fixed="false">6</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59) translate(3.80369in 0.07986in)" draw:name="AutoShape 28"><svg:title/><svg:desc/></draw:connector></draw:g></draw:g></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de projet</dc:title>
    <dc:description/>
    <dc:subject>Projet Labyrinthe</dc:subject>
    <meta:initial-creator>Keryann Busserau</meta:initial-creator>
    <dc:creator>keryann bussereau</dc:creator>
    <meta:creation-date>2015-12-18T13:32:00Z</meta:creation-date>
    <dc:date>2015-12-18T13:50:00Z</dc:date>
    <meta:template xlink:href="Normal.dotm" xlink:type="simple"/>
    <meta:editing-cycles>4</meta:editing-cycles>
    <meta:editing-duration>PT1140S</meta:editing-duration>
    <meta:document-statistic meta:page-count="11" meta:paragraph-count="17" meta:word-count="1314" meta:character-count="8527" meta:row-count="60" meta:non-whitespace-character-count="7230"/>
  </office:meta>
</office:document-meta>
</file>